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分と戦う女戦士
「く・・・ぅ・・・っ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た、戦いは・・・今始まったばかり・・・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来た道を引き返すなど・・・愚の骨頂・・・っ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試練を・・・乗り越えよ・・・っ！（ぷるぷるぷる）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た、耐えなければ・・・この・・・卑劣な罠に・・・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真の・・せ、せんし・・ぁ、ぅ・・・っ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試練を・・・くっ、ぅう・・っ！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ぁ、あ！　・・・だ、だめぇ・・・っ！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・・・わ、私としたことが・・・っ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この程度の試練に敗れるなど・・・ぅぅ・・・っ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ぐすん・・・っ」</text:p>
          </table:table-cell>
          <table:table-cell table:number-columns-repeated="1023"/>
        </table:table-row>
        <table:table-row>
          <table:table-cell table:style-name="ce0" office:value-type="string">
            <text:p>熱々のおしっこだ。　森を抜けるまで耐える
つもりだったのだろうが、我慢できなかった
よう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4+01:00</meta:creation-date>
    <dc:date>2019-11-02T13:22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